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00" draw:textarea-horizontal-align="justify" draw:textarea-vertical-align="middle" draw:auto-grow-height="false" fo:min-height="1.55cm" fo:min-width="12.9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1.5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6cm" fo:min-width="2.754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881cm" fo:min-width="2.754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13.4cm" svg:height="1.8cm" svg:x="9.5cm" svg:y="3.1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1.8cm" svg:x="9.5cm" svg:y="10.9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2cm" svg:height="1.8cm" svg:x="22.5cm" svg:y="17.1cm">
          <text:p text:style-name="P1">Ticketzuweisung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6cm" svg:height="1.8cm" svg:x="15.5cm" svg:y="10.5cm">
          <text:p text:style-name="P1">Recht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8cm" svg:height="2.6cm" svg:x="10.4cm" svg:y="7.4cm">
          <text:p text:style-name="P1">leg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-0.55cm" svg:x1="16.2cm" svg:y1="4.9cm" svg:x2="11.8cm" svg:y2="7.4cm" draw:start-shape="id1" draw:start-glue-point="2" draw:end-shape="id2" draw:end-glue-point="4" svg:d="M16200 4900v700h-4400v1800" svg:viewBox="0 0 4401 2501">
          <text:p/>
        </draw:connector>
        <draw:connector draw:style-name="gr5" draw:text-style-name="P1" draw:layer="layout" svg:x1="11.8cm" svg:y1="10cm" svg:x2="11.8cm" svg:y2="10.9cm" draw:start-shape="id2" draw:start-glue-point="6" draw:end-shape="id3" draw:end-glue-point="0" svg:d="M11800 10000v900" svg:viewBox="0 0 1 901">
          <text:p/>
        </draw:connector>
        <draw:custom-shape draw:style-name="gr4" draw:text-style-name="P1" xml:id="id4" draw:id="id4" draw:layer="layout" svg:width="2.8cm" svg:height="2.6cm" svg:x="16.4cm" svg:y="6.9cm">
          <text:p text:style-name="P1">besitz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7.8cm" svg:y1="9.5cm" svg:x2="17.8cm" svg:y2="10.5cm" draw:start-shape="id4" draw:start-glue-point="6" draw:end-shape="id5" draw:end-glue-point="0" svg:d="M17800 9500v1000" svg:viewBox="0 0 1 1001">
          <text:p/>
        </draw:connector>
        <draw:custom-shape draw:style-name="gr6" draw:text-style-name="P1" xml:id="id6" draw:id="id6" draw:layer="layout" svg:width="4.4cm" svg:height="3.6cm" svg:x="13cm" svg:y="16.2cm">
          <text:p text:style-name="P1">Wird zu-</text:p>
          <text:p text:style-name="P1">ge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8cm" svg:y1="12.7cm" svg:x2="13cm" svg:y2="18cm" draw:start-shape="id3" draw:start-glue-point="2" draw:end-shape="id6" draw:end-glue-point="5" svg:d="M11800 12700v5300h1200" svg:viewBox="0 0 1201 5301">
          <text:p/>
        </draw:connector>
        <draw:connector draw:style-name="gr5" draw:text-style-name="P1" draw:layer="layout" svg:x1="17.4cm" svg:y1="18cm" svg:x2="22.5cm" svg:y2="18cm" draw:start-shape="id6" draw:start-glue-point="7" draw:end-shape="id7" draw:end-glue-point="3" svg:d="M17400 18000h5100" svg:viewBox="0 0 5101 1">
          <text:p/>
        </draw:connector>
        <draw:connector draw:style-name="gr5" draw:text-style-name="P1" draw:layer="layout" draw:line-skew="0.4cm" svg:x1="16.2cm" svg:y1="4.9cm" svg:x2="17.8cm" svg:y2="6.9cm" draw:start-shape="id1" draw:start-glue-point="2" draw:end-shape="id4" draw:end-glue-point="4" svg:d="M16200 4900v1400h1600v600" svg:viewBox="0 0 1601 2001">
          <text:p/>
        </draw:connector>
        <draw:custom-shape draw:style-name="gr7" draw:text-style-name="P3" xml:id="id8" draw:id="id8" draw:layer="layout" svg:width="4.6cm" svg:height="1.2cm" svg:x="0.2cm" svg:y="1.8cm">
          <text:p text:style-name="P1">Vo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8cm" svg:y1="2.4cm" svg:x2="9.5cm" svg:y2="4cm" draw:start-shape="id8" draw:start-glue-point="10" draw:end-shape="id1" draw:end-glue-point="3" svg:d="M4800 2400h2351v1600h2349" svg:viewBox="0 0 4701 1601">
          <text:p/>
        </draw:connector>
        <draw:custom-shape draw:style-name="gr7" draw:text-style-name="P3" xml:id="id9" draw:id="id9" draw:layer="layout" svg:width="4.6cm" svg:height="1.2cm" svg:x="0.2cm" svg:y="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13" draw:id="id13" draw:layer="layout" svg:x1="4.8cm" svg:y1="4.6cm" svg:x2="9.5cm" svg:y2="4cm" draw:start-shape="id9" draw:start-glue-point="10" draw:end-shape="id1" draw:end-glue-point="3" svg:d="M4800 4600h2351v-600h2349" svg:viewBox="0 0 4701 601">
          <text:p/>
        </draw:connector>
        <draw:custom-shape draw:style-name="gr7" draw:text-style-name="P3" xml:id="id10" draw:id="id10" draw:layer="layout" svg:width="4.6cm" svg:height="1.2cm" svg:x="10cm" svg:y="1.3cm">
          <text:p text:style-name="P1">Login-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3cm" svg:y1="2.5cm" svg:x2="16.2cm" svg:y2="3.1cm" draw:start-shape="id10" draw:start-glue-point="8" draw:end-shape="id1" draw:end-glue-point="0" svg:d="M12300 2500v301h3900v299" svg:viewBox="0 0 3901 601">
          <text:p/>
        </draw:connector>
        <draw:custom-shape draw:style-name="gr7" draw:text-style-name="P3" xml:id="id11" draw:id="id11" draw:layer="layout" svg:width="4.6cm" svg:height="1.2cm" svg:x="16.601cm" svg:y="1.301cm">
          <text:p text:style-name="P1">Passw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.2cm" svg:y1="3.1cm" svg:x2="18.901cm" svg:y2="2.501cm" draw:start-shape="id1" draw:start-glue-point="0" draw:end-shape="id11" draw:end-glue-point="8" svg:d="M16200 3100v-299h2701v-300" svg:viewBox="0 0 2702 600">
          <text:p/>
        </draw:connector>
        <draw:custom-shape draw:style-name="gr7" draw:text-style-name="P3" xml:id="id12" draw:id="id12" draw:layer="layout" svg:width="4.6cm" svg:height="1.2cm" svg:x="3.8cm" svg:y="5.7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1cm" svg:y1="5.7cm" svg:x2="7.151cm" svg:y2="4.3cm" draw:start-shape="id12" draw:start-glue-point="4" draw:end-shape="id13" draw:end-glue-point="0" svg:d="M6100 5700v-550h1051v-850" svg:viewBox="0 0 1052 1401">
          <text:p/>
        </draw:connector>
        <draw:custom-shape draw:style-name="gr7" draw:text-style-name="P3" xml:id="id14" draw:id="id14" draw:layer="layout" svg:width="4.6cm" svg:height="1.2cm" svg:x="2.4cm" svg:y="8.7cm">
          <text:p text:style-name="P1">Erstelldat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cm" svg:y1="9.3cm" svg:x2="9.5cm" svg:y2="11.8cm" draw:start-shape="id14" draw:start-glue-point="10" draw:end-shape="id3" draw:end-glue-point="3" svg:d="M7000 9300h1251v2500h1249" svg:viewBox="0 0 2501 2501">
          <text:p/>
        </draw:connector>
        <draw:custom-shape draw:style-name="gr7" draw:text-style-name="P3" xml:id="id15" draw:id="id15" draw:layer="layout" svg:width="4.6cm" svg:height="1.2cm" svg:x="4.6cm" svg:y="12.6cm">
          <text:p text:style-name="P1">Beschreib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9cm" svg:y1="12.6cm" svg:x2="9.5cm" svg:y2="11.8cm" draw:start-shape="id15" draw:start-glue-point="4" draw:end-shape="id3" draw:end-glue-point="3" svg:d="M6900 12600v-800h2600" svg:viewBox="0 0 2601 801">
          <text:p/>
        </draw:connector>
        <draw:custom-shape draw:style-name="gr7" draw:text-style-name="P3" xml:id="id16" draw:id="id16" draw:layer="layout" svg:width="4.6cm" svg:height="1.2cm" svg:x="1.4cm" svg:y="10.9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cm" svg:y1="11.5cm" svg:x2="9.5cm" svg:y2="11.8cm" draw:start-shape="id16" draw:start-glue-point="10" draw:end-shape="id3" svg:d="M6000 11500h1751v300h1749" svg:viewBox="0 0 3501 301">
          <text:p/>
        </draw:connector>
        <draw:custom-shape draw:style-name="gr8" draw:text-style-name="P1" xml:id="id17" draw:id="id17" draw:layer="layout" svg:width="4.8cm" svg:height="4.399cm" svg:x="23.5cm" svg:y="6.201cm">
          <text:p text:style-name="P1">be-</text:p>
          <text:p text:style-name="P1">kommt </text:p>
          <text:p text:style-name="P1">zuge-</text:p>
          <text:p text:style-name="P1">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05cm" svg:x1="16.2cm" svg:y1="4.9cm" svg:x2="25.9cm" svg:y2="6.201cm" draw:start-shape="id1" draw:start-glue-point="2" draw:end-shape="id17" draw:end-glue-point="4" svg:d="M16200 4900v700h9700v601" svg:viewBox="0 0 9701 1302">
          <text:p/>
        </draw:connector>
        <draw:connector draw:style-name="gr5" draw:text-style-name="P1" draw:layer="layout" svg:x1="25.9cm" svg:y1="10.6cm" svg:x2="25.1cm" svg:y2="17.1cm" draw:start-shape="id17" draw:start-glue-point="6" draw:end-shape="id7" svg:d="M25900 10600v3250h-800v3250" svg:viewBox="0 0 801 6501">
          <text:p/>
        </draw:connector>
        <draw:custom-shape draw:style-name="gr7" draw:text-style-name="P3" xml:id="id18" draw:id="id18" draw:layer="layout" svg:width="4.6cm" svg:height="1.2cm" svg:x="12.5cm" svg:y="14.5cm">
          <text:p text:style-name="P1">Adminrech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8cm" svg:y1="14.5cm" svg:x2="17.8cm" svg:y2="12.3cm" draw:start-shape="id18" draw:start-glue-point="4" draw:end-shape="id5" svg:d="M14800 14500v-1100h3000v-1100" svg:viewBox="0 0 3001 2201">
          <text:p/>
        </draw:connector>
        <draw:custom-shape draw:style-name="gr7" draw:text-style-name="P3" xml:id="id19" draw:id="id19" draw:layer="layout" svg:width="4.6cm" svg:height="1.2cm" svg:x="17.401cm" svg:y="14.2cm">
          <text:p text:style-name="P1">Tickets anle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0.15cm" svg:x1="19.701cm" svg:y1="14.2cm" svg:x2="17.8cm" svg:y2="12.3cm" draw:start-shape="id19" draw:start-glue-point="4" draw:end-shape="id5" svg:d="M19701 14200v-800h-1901v-1100" svg:viewBox="0 0 1902 1901">
          <text:p/>
        </draw:connector>
        <draw:custom-shape draw:style-name="gr7" draw:text-style-name="P3" xml:id="id20" draw:id="id20" draw:layer="layout" svg:width="4.6cm" svg:height="1.2cm" svg:x="19.5cm" svg:y="9.1cm">
          <text:p text:style-name="P1">Tickets le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1.8cm" svg:y1="10.3cm" svg:x2="20.1cm" svg:y2="11.4cm" draw:start-shape="id20" draw:start-glue-point="8" draw:end-shape="id5" draw:end-glue-point="1" svg:d="M21800 10300v1100h-1700" svg:viewBox="0 0 1701 1101">
          <text:p/>
        </draw:connector>
        <draw:custom-shape draw:style-name="gr9" draw:text-style-name="P3" xml:id="id21" draw:id="id21" draw:layer="layout" svg:width="4.6cm" svg:height="1.599cm" svg:x="20.4cm" svg:y="12.434cm">
          <text:p text:style-name="P1">alle Tickets</text:p>
          <text:p text:style-name="P1">le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2.7cm" svg:y1="12.434cm" svg:x2="20.1cm" svg:y2="11.4cm" draw:start-shape="id21" draw:start-glue-point="4" draw:end-shape="id5" draw:end-glue-point="1" svg:d="M22700 12434v-1034h-2600" svg:viewBox="0 0 2601 1035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2:09:07.965853087</meta:creation-date>
    <dc:date>2015-11-11T12:47:56.246876243</dc:date>
    <meta:editing-duration>PT38M46S</meta:editing-duration>
    <meta:editing-cycles>5</meta:editing-cycles>
    <meta:generator>LibreOffice/5.0.2.2$Linux_X86_64 LibreOffice_project/00m0$Build-2</meta:generator>
    <meta:document-statistic meta:object-count="63"/>
  </office:meta>
</office:document-meta>
</file>